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39cm" fo:margin-left="1.071cm" table:align="left" style:writing-mode="lr-tb"/>
    </style:style>
    <style:style style:name="Tabela1.A" style:family="table-column">
      <style:table-column-properties style:column-width="1.773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3.219cm"/>
    </style:style>
    <style:style style:name="Tabela1.D" style:family="table-column">
      <style:table-column-properties style:column-width="3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>
      <style:paragraph-properties fo:text-align="center" style:justify-single-word="false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b878" officeooo:paragraph-rsid="000fb878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4be25" officeooo:paragraph-rsid="0014be25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fo:font-weight="bold" officeooo:rsid="000c9ad4" officeooo:paragraph-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InfoBlue">
      <style:paragraph-properties fo:text-align="justify" style:justify-single-word="false"/>
      <style:text-properties style:font-name="Times" fo:language="pt" fo:country="BR"/>
    </style:style>
    <style:style style:name="P19" style:family="paragraph" style:parent-style-name="Standard">
      <style:paragraph-properties fo:text-align="justify" style:justify-single-word="false"/>
      <style:text-properties style:font-name="Times" fo:language="pt" fo:country="BR"/>
    </style:style>
    <style:style style:name="P2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/>
    </style:style>
    <style:style style:name="P21" style:family="paragraph" style:parent-style-name="Standard">
      <style:paragraph-properties fo:text-align="justify" style:justify-single-word="false"/>
      <style:text-properties style:font-name="Times" fo:language="pt" fo:country="BR" officeooo:rsid="00106919" officeooo:paragraph-rsid="00106919"/>
    </style:style>
    <style:style style:name="P2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06919" officeooo:paragraph-rsid="00106919"/>
    </style:style>
    <style:style style:name="P2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465e" officeooo:paragraph-rsid="000f465e"/>
    </style:style>
    <style:style style:name="P2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b878" officeooo:paragraph-rsid="000fb878"/>
    </style:style>
    <style:style style:name="P25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4be25" officeooo:paragraph-rsid="0014be25"/>
    </style:style>
    <style:style style:name="P26" style:family="paragraph" style:parent-style-name="InfoBlue">
      <style:paragraph-properties fo:text-align="justify" style:justify-single-word="false"/>
      <style:text-properties style:font-name="Times" fo:font-size="11pt" fo:language="pt" fo:country="BR" style:font-size-asian="9.60000038146973pt" style:font-size-complex="11pt"/>
    </style:style>
    <style:style style:name="P27" style:family="paragraph" style:parent-style-name="InfoBlue">
      <style:paragraph-properties fo:text-align="justify" style:justify-single-word="false"/>
      <style:text-properties fo:color="#000000" loext:opacity="100%" style:font-name="Times" fo:font-size="11pt" fo:language="pt" fo:country="BR" officeooo:rsid="0006b51c" officeooo:paragraph-rsid="0006b51c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Times" fo:font-size="11pt" fo:language="pt" fo:country="BR" fo:font-weight="normal" officeooo:rsid="00085579" officeooo:paragraph-rsid="0008557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top="0.423cm" fo:margin-bottom="0.106cm" style:contextual-spacing="false" fo:text-align="justify" style:justify-single-word="false"/>
    </style:style>
    <style:style style:name="P3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</style:style>
    <style:style style:name="P31" style:family="paragraph" style:parent-style-name="Standard">
      <style:paragraph-properties fo:text-align="justify" style:justify-single-word="false"/>
      <style:text-properties fo:font-size="11pt" officeooo:paragraph-rsid="00106919" style:font-size-asian="11pt" style:font-size-complex="11pt"/>
    </style:style>
    <style:style style:name="P32" style:family="paragraph" style:parent-style-name="Heading" style:master-page-name="Standard">
      <style:paragraph-properties fo:text-align="center" style:justify-single-word="false" style:page-number="auto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33" style:family="paragraph" style:parent-style-name="Heading_20_1">
      <style:paragraph-properties fo:text-align="justify" style:justify-single-word="false"/>
      <style:text-properties style:font-name="Times" fo:language="pt" fo:country="BR"/>
    </style:style>
    <style:style style:name="P34" style:family="paragraph" style:parent-style-name="Heading_20_1">
      <style:paragraph-properties fo:margin-top="0.423cm" fo:margin-bottom="0.106cm" style:contextual-spacing="false" fo:text-align="justify" style:justify-single-word="false"/>
      <style:text-properties style:font-name="Times"/>
    </style:style>
    <style:style style:name="P35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85579" officeooo:paragraph-rsid="00085579" style:font-name-asian="Times New Roman" style:font-size-asian="12pt" style:font-weight-asian="bold" style:font-name-complex="Arial" style:font-size-complex="10pt" style:language-complex="ar" style:country-complex="SA"/>
    </style:style>
    <style:style style:name="P36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c1691" officeooo:paragraph-rsid="000c1691" style:font-name-asian="Times New Roman" style:font-size-asian="12pt" style:font-weight-asian="bold" style:font-name-complex="Arial" style:font-size-complex="10pt" style:language-complex="ar" style:country-complex="SA"/>
    </style:style>
    <style:style style:name="P37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38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 style:list-style-name="WW8Num9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font-name="Times" fo:language="pt" fo:country="BR" officeooo:rsid="000c9ad4" officeooo:paragraph-rsid="000c9ad4"/>
    </style:style>
    <style:style style:name="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font-weight="bold" officeooo:rsid="0006b51c" style:font-name-asian="Times New Roman" style:font-size-asian="12pt" style:font-weight-asian="bold" style:font-name-complex="Arial" style:font-size-complex="10pt" style:language-complex="ar" style:country-complex="SA"/>
    </style:style>
    <style:style style:name="T3" style:family="text">
      <style:text-properties style:use-window-font-color="true" loext:opacity="0%" fo:font-size="12pt" fo:language="pt" fo:country="BR" fo:font-weight="bold" officeooo:rsid="0009d3f0" style:font-name-asian="Times New Roman" style:font-size-asian="12pt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Times" fo:language="pt" fo:country="BR" fo:font-weight="bold" officeooo:rsid="00106919" style:font-name-asian="Times New Roman" style:font-weight-asian="bold" style:font-name-complex="Arial" style:language-complex="ar" style:country-complex="SA"/>
    </style:style>
    <style:style style:name="T5" style:family="text">
      <style:text-properties style:use-window-font-color="true" loext:opacity="0%" style:font-name="Times" fo:language="pt" fo:country="BR" fo:font-weight="normal" officeooo:rsid="00106919" style:font-name-asian="Times New Roman" style:font-weight-asian="normal" style:font-name-complex="Arial" style:language-complex="ar" style:country-complex="SA" style:font-weight-complex="normal"/>
    </style:style>
    <style:style style:name="T6" style:family="text">
      <style:text-properties style:use-window-font-color="true" loext:opacity="0%" style:font-name="Times" fo:language="pt" fo:country="BR" fo:font-weight="normal" officeooo:rsid="0015c3ee" style:font-name-asian="Times New Roman" style:font-weight-asian="normal" style:font-name-complex="Arial" style:language-complex="ar" style:country-complex="SA" style:font-weight-complex="normal"/>
    </style:style>
    <style:style style:name="T7" style:family="text">
      <style:text-properties style:use-window-font-color="true" loext:opacity="0%" style:font-name="Times" fo:font-size="11pt" fo:language="pt" fo:country="BR" fo:font-weight="normal" officeooo:rsid="0009d3f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8" style:family="text">
      <style:text-properties style:use-window-font-color="true" loext:opacity="0%" style:font-name="Times" fo:font-size="11pt" fo:language="pt" fo:country="BR" fo:font-weight="normal" officeooo:rsid="000c169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style:font-name="Times" fo:font-size="10pt" fo:language="pt" fo:country="BR" fo:font-weight="bold" officeooo: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0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font-name="Symbol" style:font-name-asian="Symbol" style:font-name-complex="Symbol"/>
    </style:style>
    <style:style style:name="T13" style:family="text">
      <style:text-properties fo:language="pt" fo:country="BR"/>
    </style:style>
    <style:style style:name="T14" style:family="text">
      <style:text-properties style:font-name="Times" fo:language="pt" fo:country="BR"/>
    </style:style>
    <style:style style:name="T15" style:family="text">
      <style:text-properties style:font-name="Times" fo:language="pt" fo:country="BR" fo:font-weight="bold" style:font-weight-asian="bold" style:font-name-complex="Arial" style:font-weight-complex="bold"/>
    </style:style>
    <style:style style:name="T16" style:family="text">
      <style:text-properties style:font-name="Times" fo:language="pt" fo:country="BR" style:font-name-complex="Arial"/>
    </style:style>
    <style:style style:name="T17" style:family="text">
      <style:text-properties officeooo:rsid="000fb878"/>
    </style:style>
    <style:style style:name="T18" style:family="text">
      <style:text-properties officeooo:rsid="00125c59"/>
    </style:style>
    <style:style style:name="T19" style:family="text">
      <style:text-properties officeooo:rsid="00139391"/>
    </style:style>
    <style:style style:name="T20" style:family="text">
      <style:text-properties officeooo:rsid="00148b4d"/>
    </style:style>
    <style:style style:name="T21" style:family="text">
      <style:text-properties officeooo:rsid="0014b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rojeto Final em Engenharia de Computação 2</text:p>
      <text:p text:style-name="P8">Plano de Projeto</text:p>
      <text:p text:style-name="P19"/>
      <text:p text:style-name="P18"/>
      <text:list xml:id="list1828975205" text:style-name="WW8Num8">
        <text:list-item>
          <text:h text:style-name="P33" text:outline-level="1">Intro<text:span text:style-name="T2">dução</text:span></text:h>
        </text:list-item>
      </text:list>
      <text:p text:style-name="P27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list xml:id="list134137179470563" text:continue-numbering="true" text:style-name="WW8Num8">
        <text:list-item>
          <text:h text:style-name="P35" text:outline-level="1">Organização do projeto</text:h>
        </text:list-item>
      </text:list>
      <text:p text:style-name="P28"><text:tab/>Todo o projeto será desenvolvido por Mariana Sampaio, sendo assim desde a fase de levantamento de requisitos a implementação do sistema de software.</text:p>
      <text:list xml:id="list134138400877726" text:continue-numbering="true" text:style-name="WW8Num8">
        <text:list-item>
          <text:h text:style-name="P34" text:outline-level="1"><text:span text:style-name="T13">P</text:span><text:span text:style-name="T3">ráticas e Medições do Trabalho</text:span></text:h>
        </text:list-item>
      </text:list>
      <text:p text:style-name="P29"><text:span text:style-name="T7"><text:tab/></text:span><text:span text:style-name="T8">Para desenvolver o trabalho será preparado um ambiente de desenvolvimento que permite desenvolver o projeto utilizando html, css e javascript. Como banco de dados para integração será utilizado o Firebase.</text:span></text:p>
      <text:list xml:id="list134137748010140" text:continue-numbering="true" text:style-name="WW8Num8">
        <text:list-item>
          <text:h text:style-name="P36" text:outline-level="1">Marcos e Objetivos do Projeto</text:h>
        </text:list-item>
      </text:list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<text:span text:style-name="T15">I</text:span><text:span text:style-name="T9">teração</text:span></text:p>
          </table:table-cell>
          <table:table-cell table:style-name="Tabela1.A1" office:value-type="string">
            <text:p text:style-name="P30"><text:span text:style-name="T9">Principais Objetivos</text:span><text:span text:style-name="T15"> </text:span><text:span text:style-name="T16">(</text:span><text:span text:style-name="T10">riscos e cenários de caso de uso</text:span><text:span text:style-name="T16">)</text:span></text:p>
          </table:table-cell>
          <table:table-cell table:style-name="Tabela1.A1" office:value-type="string">
            <text:p text:style-name="P15">Marco programado</text:p>
          </table:table-cell>
          <table:table-cell table:style-name="Tabela1.D1" office:value-type="string">
            <text:p text:style-name="P15">Velocidade Alvo</text:p>
          </table:table-cell>
        </table:table-row>
        <table:table-row table:style-name="Tabela1.1">
          <table:table-cell table:style-name="Tabela1.A2" office:value-type="string">
            <text:p text:style-name="P20">I1</text:p>
          </table:table-cell>
          <table:table-cell table:style-name="Tabela1.B2" office:value-type="string">
            <text:p text:style-name="P12">Objetivos</text:p>
            <text:list xml:id="list3738343449" text:style-name="WW8Num2">
              <text:list-item>
                <text:p text:style-name="P38">Determinar a fase de iniciação do projeto de acordo com o OpenUp.</text:p>
              </text:list-item>
              <text:list-item>
                <text:p text:style-name="P42">Entregar o documento de visão e plano de projeto seguindo <text:s/>o template do OpenUp.</text:p>
              </text:list-item>
            </text:list>
          </table:table-cell>
          <table:table-cell table:style-name="Tabela1.C2" office:value-type="string">
            <text:p text:style-name="P12">15/07/2022 <text:s/>- 26/07/2022</text:p>
          </table:table-cell>
          <table:table-cell table:style-name="Tabela1.D2" office:value-type="string">
            <text:p text:style-name="P30"><text:span text:style-name="T14">1</text:span><text:span text:style-name="T11">1</text:span></text:p>
          </table:table-cell>
        </table:table-row>
        <table:table-row table:style-name="Tabela1.1">
          <table:table-cell table:style-name="Tabela1.A3" office:value-type="string">
            <text:p text:style-name="P20">I2</text:p>
          </table:table-cell>
          <table:table-cell table:style-name="Tabela1.B3" office:value-type="string">
            <text:p text:style-name="P9">Objetivos</text:p>
            <text:list xml:id="list1525434299" text:style-name="WW8Num9">
              <text:list-item>
                <text:p text:style-name="P39">Identificar e Refinar os requisitos.</text:p>
              </text:list-item>
              <text:list-item>
                <text:p text:style-name="P39">Entregar cenários de caso de uso.</text:p>
              </text:list-item>
            </text:list>
          </table:table-cell>
          <table:table-cell table:style-name="Tabela1.C3" office:value-type="string">
            <text:p text:style-name="P9">29/07/2022 - <text:span text:style-name="T18">26</text:span>/08/2022</text:p>
          </table:table-cell>
          <table:table-cell table:style-name="Tabela1.D3" office:value-type="string">
            <text:p text:style-name="P14">11</text:p>
          </table:table-cell>
        </table:table-row>
        <table:table-row table:style-name="Tabela1.1">
          <table:table-cell table:style-name="Tabela1.A4" office:value-type="string">
            <text:p text:style-name="P23">I3</text:p>
          </table:table-cell>
          <table:table-cell table:style-name="Tabela1.B4" office:value-type="string">
            <text:p text:style-name="P9">Objetivos</text:p>
            <text:list xml:id="list134137176117311" text:continue-numbering="true" text:style-name="WW8Num9">
              <text:list-item>
                <text:p text:style-name="P39"><text:span text:style-name="T17">Definir uma abordagem técnica</text:span>.</text:p>
              </text:list-item>
              <text:list-item>
                <text:p text:style-name="P39"><text:span text:style-name="T17">Entregar uma visualização da arquitetura</text:span>.</text:p>
              </text:list-item>
            </text:list>
          </table:table-cell>
          <table:table-cell table:style-name="Tabela1.C4" office:value-type="string">
            <text:p text:style-name="P13"><text:span text:style-name="T18">27</text:span>/08/2022 - <text:span text:style-name="T18">03</text:span>/<text:span text:style-name="T18">09</text:span>/2022</text:p>
          </table:table-cell>
          <table:table-cell table:style-name="Tabela1.D4" office:value-type="string">
            <text:p text:style-name="P24">11</text:p>
          </table:table-cell>
        </table:table-row>
        <table:table-row table:style-name="Tabela1.1">
          <table:table-cell table:style-name="Tabela1.A5" office:value-type="string">
            <text:p text:style-name="P24">I4</text:p>
          </table:table-cell>
          <table:table-cell table:style-name="Tabela1.B5" office:value-type="string">
            <text:p text:style-name="P9">Objetivos</text:p>
            <text:list xml:id="list134137775793525" text:continue-numbering="true" text:style-name="WW8Num9">
              <text:list-item>
                <text:p text:style-name="P40">Iniciar a fase de elaboração.</text:p>
              </text:list-item>
              <text:list-item>
                <text:p text:style-name="P40"><text:soft-page-break/>Identificar e Refinar os requisitos</text:p>
              </text:list-item>
            </text:list>
          </table:table-cell>
          <table:table-cell table:style-name="Tabela1.C5" office:value-type="string">
            <text:p text:style-name="P11"><text:span text:style-name="T18">04</text:span>/0<text:span text:style-name="T18">9</text:span>/2022 - <text:span text:style-name="T19">14</text:span>/09/2022</text:p>
          </table:table-cell>
          <table:table-cell table:style-name="Tabela1.D5" office:value-type="string">
            <text:p text:style-name="P22">11</text:p>
          </table:table-cell>
        </table:table-row>
        <table:table-row table:style-name="Tabela1.1">
          <table:table-cell table:style-name="Tabela1.A6" office:value-type="string">
            <text:p text:style-name="P22">I5</text:p>
          </table:table-cell>
          <table:table-cell table:style-name="Tabela1.B6" office:value-type="string">
            <text:p text:style-name="P9">Objetivos</text:p>
            <text:list xml:id="list134137665457888" text:continue-numbering="true" text:style-name="WW8Num9">
              <text:list-item>
                <text:p text:style-name="P40">Desenvolver a arquitetura.</text:p>
              </text:list-item>
              <text:list-item>
                <text:p text:style-name="P40">Entregar um esquema da arquitetura.</text:p>
              </text:list-item>
            </text:list>
          </table:table-cell>
          <table:table-cell table:style-name="Tabela1.C6" office:value-type="string">
            <text:p text:style-name="P11"><text:span text:style-name="T19">15</text:span>/09/2022 - <text:span text:style-name="T20">27</text:span>/09/2022</text:p>
          </table:table-cell>
          <table:table-cell table:style-name="Tabela1.D6" office:value-type="string">
            <text:p text:style-name="P22">11</text:p>
          </table:table-cell>
        </table:table-row>
        <table:table-row table:style-name="Tabela1.1">
          <table:table-cell table:style-name="Tabela1.A7" office:value-type="string">
            <text:p text:style-name="P22">I6</text:p>
          </table:table-cell>
          <table:table-cell table:style-name="Tabela1.B7" office:value-type="string">
            <text:p text:style-name="P9">Objetivos</text:p>
            <text:list xml:id="list134138950789750" text:continue-numbering="true" text:style-name="WW8Num9">
              <text:list-item>
                <text:p text:style-name="P40">Desenvolver solução incremental.</text:p>
                <text:p text:style-name="P41">10. <text:s/>Verificar os cenários e casos de uso.</text:p>
              </text:list-item>
            </text:list>
          </table:table-cell>
          <table:table-cell table:style-name="Tabela1.C7" office:value-type="string">
            <text:p text:style-name="P11"><text:span text:style-name="T21">28</text:span>/09/2022 - <text:span text:style-name="T21">08</text:span>/<text:span text:style-name="T21">10</text:span>/2022</text:p>
          </table:table-cell>
          <table:table-cell table:style-name="Tabela1.D7" office:value-type="string">
            <text:p text:style-name="P25">10</text:p>
          </table:table-cell>
        </table:table-row>
        <table:table-row table:style-name="Tabela1.1">
          <table:table-cell table:style-name="Tabela1.A8" office:value-type="string">
            <text:p text:style-name="P22">I7</text:p>
          </table:table-cell>
          <table:table-cell table:style-name="Tabela1.B8" office:value-type="string">
            <text:p text:style-name="P10">Objetivos</text:p>
            <text:list xml:id="list134137958387918" text:continue-numbering="true" text:style-name="WW8Num9">
              <text:list-item>
                <text:p text:style-name="P40">Testar a solução</text:p>
                <text:p text:style-name="P41">11. Finalizar a fase de elaboração.</text:p>
              </text:list-item>
            </text:list>
          </table:table-cell>
          <table:table-cell table:style-name="Tabela1.C8" office:value-type="string">
            <text:p text:style-name="P11"><text:span text:style-name="T21">09</text:span>/<text:span text:style-name="T21">10</text:span>/2022 - <text:span text:style-name="T21">19</text:span>/10/2022</text:p>
          </table:table-cell>
          <table:table-cell table:style-name="Tabela1.D8" office:value-type="string">
            <text:p text:style-name="P22">1<text:span text:style-name="T21">0</text:span></text:p>
          </table:table-cell>
        </table:table-row>
      </table:table>
      <text:p text:style-name="P21"/>
      <text:list xml:id="list134138916618391" text:continue-list="list134137748010140" text:style-name="WW8Num8">
        <text:list-item>
          <text:h text:style-name="P37" text:outline-level="1">Implementação</text:h>
        </text:list-item>
      </text:list>
      <text:p text:style-name="P16"/>
      <text:p text:style-name="P31"><text:span text:style-name="T4"><text:tab/></text:span><text:span text:style-name="T5">Como foco para a implementação será seguir as datas de interações apontadas acima de forma que o projeto siga em desenvolvimento. As datas apontam como deve ocorrer o progresso e com isso é possível determinar a estimativa de que em </text:span><text:span text:style-name="T6">19</text:span><text:span text:style-name="T5">/10/2022 será feita a implementação completa, sendo assim, será entregue por fim uma arquitetura que segue a configuração proposta e como pontos de marco foram estabelecidas fases do ciclo de vida do OpenUp que devem ser seguidas como controle do projeto.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style:font-name="Times1" fo:font-family="Times" style:font-family-generic="roman" style:font-pitch="variable" style:font-name-complex="Times1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text:outline-style style:name="Outline">
      <text:outline-level-style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Projeto Final em Engenharia de Computação 2</text:p>
            </table:table-cell>
            <table:table-cell table:style-name="Tabela3.B1" office:value-type="string">
              <text:p text:style-name="MP4"><text:s/></text:p>
            </table:table-cell>
          </table:table-row>
          <table:table-row table:style-name="Tabela3.1">
            <table:table-cell table:style-name="Tabela3.A1" office:value-type="string">
              <text:p text:style-name="MP3">Plano de Projeto</text:p>
            </table:table-cell>
            <table:table-cell table:style-name="Tabela3.B1" office:value-type="string">
              <text:p text:style-name="MP5"><text:s text:c="2"/>Date: <text:span text:style-name="MT1">26/07/2022</text:span></text:p>
            </table:table-cell>
          </table:table-row>
        </table:table>
        <text:p text:style-name="MP1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6">Confidential</text:p>
            </table:table-cell>
            <table:table-cell table:style-name="Tabela2.A1" office:value-type="string">
              <text:p text:style-name="MP7"><text:span text:style-name="MT2"></text:span><text:user-defined style:data-style-name="N0" text:name="Company"/>, <text:date style:data-style-name="N107" text:date-value="2022-08-23T13:41:36.979999844">2022</text:date></text:p>
            </table:table-cell>
            <table:table-cell table:style-name="Tabela2.A1" office:value-type="string">
              <text:p text:style-name="MP8"><text:span text:style-name="MT3"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Plan</dc:title>
    <dc:subject>&lt;&lt;Project Name&gt;&gt;</dc:subject>
    <meta:keyword/>
    <meta:creation-date>2022-07-26T00:13:27.545921398</meta:creation-date>
    <dc:date>2022-08-23T13:41:36.852000000</dc:date>
    <meta:editing-cycles>16</meta:editing-cycles>
    <meta:editing-duration>PT47M18S</meta:editing-duration>
    <meta:generator>LibreOffice/7.2.7.2$Windows_X86_64 LibreOffice_project/8d71d29d553c0f7dcbfa38fbfda25ee34cce99a2</meta:generator>
    <meta:document-statistic meta:table-count="3" meta:image-count="0" meta:object-count="0" meta:page-count="2" meta:paragraph-count="64" meta:word-count="399" meta:character-count="2447" meta:non-whitespace-character-count="2119"/>
  </office:meta>
</office:document-meta>
</file>